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co1" style:family="table-column">
      <style:table-column-properties style:column-width="3.355cm" style:use-optimal-column-width="false"/>
    </style:style>
    <style:style style:name="co2" style:family="table-column">
      <style:table-column-properties style:column-width="7.402cm" style:use-optimal-column-width="false"/>
    </style:style>
    <style:style style:name="co3" style:family="table-column">
      <style:table-column-properties style:column-width="3.754cm" style:use-optimal-column-width="false"/>
    </style:style>
    <style:style style:name="co4" style:family="table-column">
      <style:table-column-properties style:column-width="2.503cm" style:use-optimal-column-width="false"/>
    </style:style>
    <style:style style:name="co5" style:family="table-column">
      <style:table-column-properties style:column-width="8.185cm" style:use-optimal-column-width="false"/>
    </style:style>
    <style:style style:name="ro1" style:family="table-row">
      <style:table-row-properties style:row-height="1.228cm"/>
    </style:style>
    <style:style style:name="ro2" style:family="table-row">
      <style:table-row-properties style:row-height="1.073cm"/>
    </style:style>
    <style:style style:name="ro3" style:family="table-row">
      <style:table-row-properties style:row-height="0.793cm"/>
    </style:style>
    <style:style style:name="ro4" style:family="table-row">
      <style:table-row-properties style:row-height="0.834cm"/>
    </style:style>
    <style:style style:name="ro5" style:family="table-row">
      <style:table-row-properties style:row-height="0.911cm"/>
    </style:style>
    <style:style style:name="ro6" style:family="table-row">
      <style:table-row-properties style:row-height="0.715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14pt" style:font-size-asian="14pt" style:font-size-complex="14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AOL Search Data Analysis<text:line-break/>Project Presentation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text:style-name="P1">Rodger Byrd</text:p>
            <text:p text:style-name="P1">May 5 2019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Introduc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In 2006 AOL released the search data for 20 Million queries for 650,000 unique users</text:p>
              </text:list-item>
              <text:list-item>
                <text:p>What kind of privacy impacts can result from the release of this type of data</text:p>
              </text:list-item>
              <text:list-item>
                <text:p>What are the impacts of search engines storing massive databases of queries from their users</text:p>
              </text:list-item>
              <text:list-item>
                <text:p>The scale of the privacy implications of web search history is hug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xample Data</text:p>
          </draw:text-box>
        </draw:frame>
        <draw:frame draw:style-name="standard" draw:layer="layout" svg:width="25.198cm" svg:height="9.227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4">UserID</text:p>
              </table:table-cell>
              <table:table-cell>
                <text:p text:style-name="P4">Search String</text:p>
              </table:table-cell>
              <table:table-cell>
                <text:p text:style-name="P4">Date Time</text:p>
              </table:table-cell>
              <table:table-cell>
                <text:p text:style-name="P4">Item Rank</text:p>
              </table:table-cell>
              <table:table-cell>
                <text:p text:style-name="P4">ClickURL</text:p>
              </table:table-cell>
            </table:table-row>
            <table:table-row table:style-name="ro2" table:default-cell-style-name="ce1">
              <table:table-cell>
                <text:p text:style-name="P4">23772068</text:p>
              </table:table-cell>
              <table:table-cell>
                <text:p text:style-name="P4">my space</text:p>
              </table:table-cell>
              <table:table-cell>
                <text:p text:style-name="P4">2006-05-14 11:20:27</text:p>
              </table:table-cell>
              <table:table-cell>
                <text:p text:style-name="P4">1</text:p>
              </table:table-cell>
              <table:table-cell>
                <text:p text:style-name="P4">http://www.myspace.com</text:p>
              </table:table-cell>
            </table:table-row>
            <table:table-row table:style-name="ro3" table:default-cell-style-name="ce1">
              <table:table-cell>
                <text:p text:style-name="P4">23772068</text:p>
              </table:table-cell>
              <table:table-cell>
                <text:p text:style-name="P4">what is going on in colorado spring</text:p>
              </table:table-cell>
              <table:table-cell>
                <text:p text:style-name="P4">2006-05-19 23:04:17</text:p>
              </table:table-cell>
              <table:table-cell/>
              <table:table-cell/>
            </table:table-row>
            <table:table-row table:style-name="ro4" table:default-cell-style-name="ce1">
              <table:table-cell>
                <text:p text:style-name="P4">23772068</text:p>
              </table:table-cell>
              <table:table-cell>
                <text:p text:style-name="P4">womens day in colorado springs</text:p>
              </table:table-cell>
              <table:table-cell>
                <text:p text:style-name="P4">2006-05-19 23:05:08</text:p>
              </table:table-cell>
              <table:table-cell>
                <text:p text:style-name="P4">8</text:p>
              </table:table-cell>
              <table:table-cell>
                <text:p text:style-name="P4">http://www.experiencecoloradosprings.com</text:p>
              </table:table-cell>
            </table:table-row>
            <table:table-row table:style-name="ro5" table:default-cell-style-name="ce1">
              <table:table-cell>
                <text:p text:style-name="P4">23772068</text:p>
              </table:table-cell>
              <table:table-cell>
                <text:p text:style-name="P4"><text:span text:style-name="T1">pleurisy</text:span></text:p>
              </table:table-cell>
              <table:table-cell>
                <text:p text:style-name="P4"><text:span text:style-name="T1">2006-05-31 19:39:37</text:span></text:p>
                <text:p text:style-name="P4"><text:span text:style-name="T1"/></text:p>
              </table:table-cell>
              <table:table-cell>
                <text:p text:style-name="P4"><text:span text:style-name="T1">1</text:span></text:p>
              </table:table-cell>
              <table:table-cell>
                <text:p text:style-name="P4"><text:span text:style-name="T1">http://www.webmd.com</text:span></text:p>
              </table:table-cell>
            </table:table-row>
            <table:table-row table:style-name="ro6" table:default-cell-style-name="ce1">
              <table:table-cell>
                <text:p text:style-name="P4">23772068</text:p>
              </table:table-cell>
              <table:table-cell>
                <text:p text:style-name="P4"><text:span text:style-name="T1">congestion in chest</text:span></text:p>
              </table:table-cell>
              <table:table-cell>
                <text:p text:style-name="P4"><text:span text:style-name="T1">2006-05-21 15:03:19</text:span></text:p>
                <text:p text:style-name="P4"><text:span text:style-name="T1"/></text:p>
              </table:table-cell>
              <table:table-cell>
                <text:p text:style-name="P4">8</text:p>
              </table:table-cell>
              <table:table-cell>
                <text:p text:style-name="P4"><text:span text:style-name="T1">http://www.medhelp.or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esig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e data consists of 10 text files</text:p>
              </text:list-item>
              <text:list-item>
                <text:p>Initially I had intended to import the text files into a small database SQLite3, but the text files are poorly formatted</text:p>
              </text:list-item>
              <text:list-item>
                <text:p>Left them as flat files and used shell scripting with grep and regular expressions to searc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Evaluat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Lot’s of PII information</text:p>
                <text:list>
                  <text:list-item>
                    <text:p>Email, SSN’s, birthdays</text:p>
                  </text:list-item>
                </text:list>
              </text:list-item>
              <text:list-item>
                <text:p>A few odd examples</text:p>
                <text:list>
                  <text:list-item>
                    <text:p>A movie called “I love Alaska was created based on the search history of a user</text:p>
                  </text:list-item>
                  <text:list-item>
                    <text:p>NYT identified a user from the search history and interviewed her</text:p>
                  </text:list-item>
                  <text:list-item>
                    <text:p>One user looked like he was planning to kill his wif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iscuss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The AOL data shows that search logs have massive PII and privacy concerns</text:p>
              </text:list-item>
              <text:list-item>
                <text:p>Scope of this problem has huge privacy implications</text:p>
                <text:list>
                  <text:list-item>
                    <text:p>As of 2012 Google received 63,000 searches per second <text:s/>and had 1.17 billion us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Discussion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What can you do to protect your search privacy</text:p>
                <text:list>
                  <text:list-item>
                    <text:p><text:span text:style-name="T2">Tor: </text:span>Can still be identified 25% of the time</text:p>
                  </text:list-item>
                  <text:list-item>
                    <text:p>VPN: depends on third party</text:p>
                  </text:list-item>
                  <text:list-item>
                    <text:p>TrackMeNot: Can still be identified 48% of the time</text:p>
                  </text:list-item>
                  <text:list-item>
                    <text:p>Non-logging search engines: duckduckgo, startp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Conclusions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Search history could be the largest database of personal information that has ever existed</text:p>
              </text:list-item>
              <text:list-item>
                <text:p>AOL release is the only release of search logs ever</text:p>
                <text:list>
                  <text:list-item>
                    <text:p>Research really hasn’t identified a safe way to anonymize search history</text:p>
                  </text:list-item>
                </text:list>
              </text:list-item>
              <text:list-item>
                <text:p>Search logs have implicit and explicit information about users</text:p>
              </text:list-item>
              <text:list-item>
                <text:p>AOL only released ~30 searches per user (average)</text:p>
              </text:list-item>
              <text:list-item>
                <text:p>3-4 Searches per day since 1998 when Google began is ~30k sear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>
          <draw:text-box>
            <text:p>Questions</text:p>
          </draw:text-box>
        </draw:frame>
        <draw:frame presentation:style-name="pr5" draw:layer="layout" svg:width="25.199cm" svg:height="9.8cm" svg:x="1.4cm" svg:y="4.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5T08:01:46.667824355</meta:creation-date>
    <meta:editing-duration>PT17M9S</meta:editing-duration>
    <meta:editing-cycles>4</meta:editing-cycles>
    <meta:generator>LibreOffice/6.0.6.2$Linux_X86_64 LibreOffice_project/00m0$Build-2</meta:generator>
    <dc:title>Classy Red</dc:title>
    <dc:date>2019-05-06T05:28:27.787824789</dc:date>
    <meta:document-statistic meta:object-count="73"/>
  </office:meta>
</office:document-meta>
</file>